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54pt" style:font-size-asian="54pt" style:font-size-complex="54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text-position="33% 58%" fo:font-size="40pt" style:font-size-asian="40pt" style:font-size-complex="40pt"/>
    </style:style>
    <style:style style:name="T4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937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探討雲端</text:span><text:span text:style-name="T1">OpenCL</text:span><text:span text:style-name="T1">服務之議題</text:span></text:p>
            <text:p/>
            <text:p/>
            <text:p/>
            <text:p><text:span text:style-name="T2">Group 8 </text:span><text:span text:style-name="T2">鴿子封包</text:span></text:p>
            <text:p><text:span text:style-name="T2">高魁良，陳家齊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 text:style-name="P1">Introduction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Heterogeneous architectures arise</text:p>
                <text:list>
                  <text:list-item>
                    <text:p>OpenCL is a promising programming model</text:p>
                  </text:list-item>
                  <text:list-item>
                    <text:p>Thus worth considering …... OpenCLaaS ?</text:p>
                  </text:list-item>
                </text:list>
              </text:list-item>
              <text:list-item>
                <text:p>We use a micro benchmark, <text:s/>compare OpenCL performance to a traditional parallelism programming model, i.e. OpenMP</text:p>
              </text:list-item>
              <text:list-item>
                <text:p>We then discuss the security issues, like resource isolation, and permission leak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 text:style-name="P1">Performance Evaluation (2/3)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We implement and tune O(n<text:span text:style-name="T3">3</text:span>) matrix multiplication on OpenMP and OpenCL </text:p>
                <text:list>
                  <text:list-item>
                    <text:p>OpenMP</text:p>
                    <text:list>
                      <text:list-item>
                        <text:p>Use multi-thread</text:p>
                      </text:list-item>
                      <text:list-item>
                        <text:p>Scheduling policies</text:p>
                      </text:list-item>
                      <text:list-item>
                        <text:p>Directive optimization</text:p>
                      </text:list-item>
                    </text:list>
                  </text:list-item>
                  <text:list-item>
                    <text:p>OpenCL</text:p>
                    <text:list>
                      <text:list-item>
                        <text:p>Every Result(x,y) use a compute unit, trying different configurations</text:p>
                      </text:list-item>
                      <text:list-item>
                        <text:p>Observing the scalibil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list text:style-name="L2">
              <text:list-header>
                <text:p text:style-name="P1">Performance Evaluation (3/3)</text:p>
              </text:list-header>
            </text:list>
          </draw:text-box>
        </draw:frame>
        <draw:frame draw:style-name="gr2" draw:text-style-name="P2" draw:layer="layout" svg:width="25.908cm" svg:height="14.732cm" svg:x="1.016cm" svg:y="5.33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2">
              <text:list-header>
                <text:p text:style-name="P1">Memory Isolation (1/4)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rivacy is Gold</text:p>
              </text:list-item>
              <text:list-item>
                <text:p>When we do our computation on the devices, there is high possibility that we can read the data leaved by previous users.</text:p>
                <text:list>
                  <text:list-item>
                    <text:p>We do the experiment on 3 platforms</text:p>
                    <text:list>
                      <text:list-item>
                        <text:p>OpenCL GPU</text:p>
                      </text:list-item>
                      <text:list-item>
                        <text:p>x86</text:p>
                      </text:list-item>
                      <text:list-item>
                        <text:p>cud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2">
              <text:list-header>
                <text:p text:style-name="P1">Memory Isolation (3/4)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xperiment</text:p>
                <text:list>
                  <text:list-item>
                    <text:p>Normal user</text:p>
                    <text:list>
                      <text:list-item>
                        <text:p>Allocate 10240 Byte memory</text:p>
                      </text:list-item>
                      <text:list-item>
                        <text:p>Write “HELLOWORLD” to memory once</text:p>
                      </text:list-item>
                    </text:list>
                  </text:list-item>
                  <text:list-item>
                    <text:p>Hacker</text:p>
                    <text:list>
                      <text:list-item>
                        <text:p>Allocate 4096 Byte memory</text:p>
                      </text:list-item>
                      <text:list-item>
                        <text:p>Read memory and try to find the “HELLOWORLD” pattern</text:p>
                        <text:list>
                          <text:list-item>
                            <text:p>If he/she find one, then “hit” </text:p>
                          </text:list-item>
                        </text:list>
                      </text:list-item>
                      <text:list-item>
                        <text:p>Repeat 1000 times</text:p>
                        <text:p/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2">
              <text:list-header>
                <text:p text:style-name="P1">Memory Isolation (4/4)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sult in percentage of ( #hits ) / ( #total trial ) </text:p>
                <text:list>
                  <text:list-item>
                    <text:p>OpenCL GPU</text:p>
                    <text:list>
                      <text:list-item>
                        <text:p>100%</text:p>
                      </text:list-item>
                    </text:list>
                  </text:list-item>
                  <text:list-item>
                    <text:p>X86</text:p>
                    <text:list>
                      <text:list-item>
                        <text:p>0 %</text:p>
                      </text:list-item>
                    </text:list>
                  </text:list-item>
                  <text:list-item>
                    <text:p>Cuda</text:p>
                    <text:list>
                      <text:list-item>
                        <text:p>1.5 %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2">
              <text:list-header>
                <text:p text:style-name="P1">Exploitation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imple thought:</text:p>
                <text:list>
                  <text:list-item>
                    <text:p>Runtime compilers should allocate some memory region that is modifiable and executable</text:p>
                  </text:list-item>
                  <text:list-item>
                    <text:p>Let's play with this!</text:p>
                  </text:list-item>
                </text:list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2">
              <text:list-header>
                <text:p text:style-name="P1">Summary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We start all the three small study in the past 24 hours</text:p>
                <text:list>
                  <text:list-item>
                    <text:p>We have a lot of fun :)</text:p>
                  </text:list-item>
                </text:list>
              </text:list-item>
              <text:list-item>
                <text:p>OpenCL as a standard has draw great attention, and perform well in many cases</text:p>
                <text:list>
                  <text:list-item>
                    <text:p>We believe this will be proved by other groups</text:p>
                  </text:list-item>
                </text:list>
              </text:list-item>
              <text:list-item>
                <text:p>However, there remain some serious issues</text:p>
                <text:list>
                  <text:list-item>
                    <text:p>And we present in a proof-of-concept sty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6" draw:text-style-name="P4" draw:layer="layout" svg:width="25.199cm" svg:height="16.255cm" svg:x="1.4cm" svg:y="0.837cm" presentation:class="subtitle" presentation:user-transformed="true">
          <draw:text-box>
            <text:p text:style-name="P4"><text:span text:style-name="T4">Very HAPPY to coding with you guys!</text:span></text:p>
            <text:p text:style-name="P4"><text:span text:style-name="T4"/></text:p>
            <text:p text:style-name="P4"><text:span text:style-name="T4">Thank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0T11:52:04.357711451</meta:creation-date>
    <dc:date>2015-09-10T15:47:45.399904197</dc:date>
    <meta:editing-duration>PT3H51M24S</meta:editing-duration>
    <meta:editing-cycles>47</meta:editing-cycles>
    <meta:generator>LibreOffice/4.2.8.2$Linux_X86_64 LibreOffice_project/420m0$Build-2</meta:generator>
    <meta:document-statistic meta:object-count="5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9cm" svg:height="14.733cm" xlink:href="." xlink:type="simple" chart:class="chart:line" chart:style-name="ch1">
        <chart:title svg:x="10.357cm" svg:y="0.43cm" chart:style-name="ch2">
          <text:p>Matrix Multiplication Time</text:p>
        </chart:title>
        <chart:legend chart:legend-position="bottom" svg:x="8.113cm" svg:y="13.844cm" style:legend-expansion="wide" chart:style-name="ch3"/>
        <chart:plot-area chart:style-name="ch4" chart:data-source-has-labels="both" svg:x="1.726cm" svg:y="1.529cm" svg:width="23.665cm" svg:height="10.843cm">
          <chartooo:coordinate-region svg:x="2.93cm" svg:y="1.782cm" svg:width="21.983cm" svg:height="9.837cm"/>
          <chart:axis chart:dimension="x" chart:name="primary-x" chart:style-name="ch5" chartooo:axis-type="auto">
            <chartooo:date-scale/>
            <chart:title svg:x="11.881cm" svg:y="12.667cm" chart:style-name="ch6">
              <text:p>Matrix dimension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8.508cm" chart:style-name="ch8">
              <text:p>execute time (s)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line">
            <chart:data-point chart:repeated="10"/>
          </chart:series>
          <chart:series chart:style-name="ch11" chart:values-cell-range-address="local-table.$C$2:.$C$11" chart:label-cell-address="local-table.$C$1" chart:class="chart:line">
            <chart:data-point chart:repeated="10"/>
          </chart:series>
          <chart:series chart:style-name="ch12" chart:values-cell-range-address="local-table.$D$2:.$D$11" chart:label-cell-address="local-table.$D$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mp</text:p>
              </table:table-cell>
              <table:table-cell office:value-type="string">
                <text:p>opencl CPU</text:p>
              </table:table-cell>
              <table:table-cell office:value-type="string">
                <text:p>opencl GPU</text:p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</table:table-cell>
              <table:table-cell office:value-type="float" office:value="0.0008906">
                <text:p>0.0008906</text:p>
              </table:table-cell>
              <table:table-cell office:value-type="float" office:value="0.0807561">
                <text:p>0.0807561</text:p>
              </table:table-cell>
              <table:table-cell office:value-type="float" office:value="0.3098836">
                <text:p>0.309883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06333">
                <text:p>0.0006333</text:p>
              </table:table-cell>
              <table:table-cell office:value-type="float" office:value="0.0789521">
                <text:p>0.0789521</text:p>
              </table:table-cell>
              <table:table-cell office:value-type="float" office:value="0.3189658">
                <text:p>0.318965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09641">
                <text:p>0.0009641</text:p>
              </table:table-cell>
              <table:table-cell office:value-type="float" office:value="0.0823368">
                <text:p>0.0823368</text:p>
              </table:table-cell>
              <table:table-cell office:value-type="float" office:value="0.313846">
                <text:p>0.31384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16604">
                <text:p>0.0016604</text:p>
              </table:table-cell>
              <table:table-cell office:value-type="float" office:value="0.0809294">
                <text:p>0.0809294</text:p>
              </table:table-cell>
              <table:table-cell office:value-type="float" office:value="0.3125315">
                <text:p>0.312531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83297">
                <text:p>0.0083297</text:p>
              </table:table-cell>
              <table:table-cell office:value-type="float" office:value="0.0837226">
                <text:p>0.0837226</text:p>
              </table:table-cell>
              <table:table-cell office:value-type="float" office:value="0.3109705">
                <text:p>0.310970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632551">
                <text:p>0.0632551</text:p>
              </table:table-cell>
              <table:table-cell office:value-type="float" office:value="0.0968422">
                <text:p>0.0968422</text:p>
              </table:table-cell>
              <table:table-cell office:value-type="float" office:value="0.3235614">
                <text:p>0.323561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6994413">
                <text:p>0.6994413</text:p>
              </table:table-cell>
              <table:table-cell office:value-type="float" office:value="0.8324646">
                <text:p>0.8324646</text:p>
              </table:table-cell>
              <table:table-cell office:value-type="float" office:value="0.3937779">
                <text:p>0.393777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6.5240932">
                <text:p>6.5240932</text:p>
              </table:table-cell>
              <table:table-cell office:value-type="float" office:value="7.3938445">
                <text:p>7.3938445</text:p>
              </table:table-cell>
              <table:table-cell office:value-type="float" office:value="0.9772417">
                <text:p>0.977241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7.5627012">
                <text:p>47.5627012</text:p>
              </table:table-cell>
              <table:table-cell office:value-type="float" office:value="61.5213092">
                <text:p>61.5213092</text:p>
              </table:table-cell>
              <table:table-cell office:value-type="float" office:value="5.5396499">
                <text:p>5.539649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57.12636575">
                <text:p>357.12636575</text:p>
              </table:table-cell>
              <table:table-cell office:value-type="float" office:value="811.962248">
                <text:p>811.962248</text:p>
              </table:table-cell>
              <table:table-cell office:value-type="float" office:value="41.8775765">
                <text:p>41.87757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